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09f99" officeooo:paragraph-rsid="00209f99"/>
    </style:style>
    <style:style style:name="P2" style:family="paragraph" style:parent-style-name="Standard">
      <style:paragraph-properties fo:text-align="justify" style:justify-single-word="false"/>
      <style:text-properties officeooo:rsid="00227bf5" officeooo:paragraph-rsid="00227bf5"/>
    </style:style>
    <style:style style:name="P3" style:family="paragraph" style:parent-style-name="Standard">
      <style:paragraph-properties fo:text-align="justify" style:justify-single-word="false"/>
      <style:text-properties officeooo:rsid="00218877" officeooo:paragraph-rsid="0023448d"/>
    </style:style>
    <style:style style:name="P4" style:family="paragraph" style:parent-style-name="Standard">
      <style:paragraph-properties fo:text-align="justify" style:justify-single-word="false"/>
      <style:text-properties officeooo:rsid="00222fa2" officeooo:paragraph-rsid="00222fa2"/>
    </style:style>
    <style:style style:name="T1" style:family="text">
      <style:text-properties officeooo:rsid="0020dc42"/>
    </style:style>
    <style:style style:name="T2" style:family="text">
      <style:text-properties fo:font-family="'Liberation Serif'" style:font-family-generic="roman" officeooo:rsid="0023448d"/>
    </style:style>
    <style:style style:name="T3" style:family="text">
      <style:text-properties style:text-position="super 58%" officeooo:rsid="0023f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tum Computer vs Classical:</text:p>
      <text:p text:style-name="P1">QC kann auch nur „computable“ Probleme lösen, <text:span text:style-name="T1">also Probleme die „normale“ Computer auch lösen können.<text:line-break/>Allerdings können sie manche NP Probleme lösen (theoretisch lösbar für Normale, dauert aber)</text:span></text:p>
      <text:p text:style-name="P1"/>
      <text:p text:style-name="P2">State: Unit Vector in Hilbert Space</text:p>
      <text:p text:style-name="P3">State of QuBit: <text:span text:style-name="T2">α</text:span> * |0&gt; + <text:span text:style-name="T2">β</text:span> * |1&gt;</text:p>
      <text:p text:style-name="P3"><text:tab/>Probability(0) = P0 = |<text:span text:style-name="T2">α</text:span>|<text:span text:style-name="T3">2</text:span></text:p>
      <text:p text:style-name="P3"><text:tab/>Probability(1) = P1 = |<text:span text:style-name="T2">β</text:span>|<text:span text:style-name="T3">2</text:span></text:p>
      <text:p text:style-name="P4">Composition: Summe der State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4-03T09:56:58.197845000</dc:date>
    <meta:editing-duration>PT3H26M21S</meta:editing-duration>
    <meta:editing-cycles>16</meta:editing-cycles>
    <meta:document-statistic meta:table-count="0" meta:image-count="0" meta:object-count="0" meta:page-count="1" meta:paragraph-count="7" meta:word-count="62" meta:character-count="375" meta:non-whitespace-character-count="318"/>
  </office:meta>
</office:document-meta>
</file>